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8838" officeooo:paragraph-rsid="00078838"/>
    </style:style>
    <style:style style:name="P2" style:family="paragraph" style:parent-style-name="Preformatted_20_Text" style:list-style-name="L2">
      <style:text-properties officeooo:rsid="00078838" officeooo:paragraph-rsid="00078838"/>
    </style:style>
    <style:style style:name="P3" style:family="paragraph" style:parent-style-name="Preformatted_20_Text" style:list-style-name="L3">
      <style:text-properties officeooo:rsid="00078838" officeooo:paragraph-rsid="00078838"/>
    </style:style>
    <style:style style:name="P4" style:family="paragraph" style:parent-style-name="Preformatted_20_Text" style:list-style-name="L7">
      <style:text-properties officeooo:rsid="00078838" officeooo:paragraph-rsid="00078838"/>
    </style:style>
    <style:style style:name="P5" style:family="paragraph" style:parent-style-name="Preformatted_20_Text" style:list-style-name="L9">
      <style:text-properties officeooo:rsid="00078838" officeooo:paragraph-rsid="00078838"/>
    </style:style>
    <style:style style:name="P6" style:family="paragraph" style:parent-style-name="Preformatted_20_Text" style:list-style-name="L1">
      <style:paragraph-properties>
        <style:tab-stops>
          <style:tab-stop style:position="17cm" style:type="right"/>
        </style:tab-stops>
      </style:paragraph-properties>
      <style:text-properties officeooo:rsid="00078838" officeooo:paragraph-rsid="00078838"/>
    </style:style>
    <style:style style:name="P7" style:family="paragraph" style:parent-style-name="Preformatted_20_Text" style:list-style-name="L5">
      <style:paragraph-properties>
        <style:tab-stops>
          <style:tab-stop style:position="17cm" style:type="right"/>
        </style:tab-stops>
      </style:paragraph-properties>
      <style:text-properties officeooo:rsid="00078838" officeooo:paragraph-rsid="00078838"/>
    </style:style>
    <style:style style:name="P8" style:family="paragraph" style:parent-style-name="Preformatted_20_Text" style:list-style-name="L6">
      <style:paragraph-properties>
        <style:tab-stops>
          <style:tab-stop style:position="17cm" style:type="right"/>
        </style:tab-stops>
      </style:paragraph-properties>
      <style:text-properties officeooo:rsid="00078838" officeooo:paragraph-rsid="00078838"/>
    </style:style>
    <style:style style:name="P9" style:family="paragraph" style:parent-style-name="Preformatted_20_Text" style:list-style-name="L8">
      <style:paragraph-properties>
        <style:tab-stops>
          <style:tab-stop style:position="17cm" style:type="right"/>
        </style:tab-stops>
      </style:paragraph-properties>
      <style:text-properties officeooo:rsid="00078838" officeooo:paragraph-rsid="00078838"/>
    </style:style>
    <style:style style:name="P10" style:family="paragraph" style:parent-style-name="Preformatted_20_Text" style:list-style-name="L4">
      <style:paragraph-properties>
        <style:tab-stops>
          <style:tab-stop style:position="17cm" style:type="right"/>
        </style:tab-stops>
      </style:paragraph-properties>
      <style:text-properties officeooo:rsid="00078838" officeooo:paragraph-rsid="00078838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3cm" fo:margin-top="0cm" fo:margin-bottom="0cm" loext:contextual-spacing="false" fo:text-indent="0cm" style:auto-text-indent="false" style:page-number="auto" fo:background-color="transparent"/>
      <style:text-properties officeooo:rsid="00078838" officeooo:paragraph-rsid="00078838"/>
    </style:style>
    <style:style style:name="P12" style:family="paragraph" style:parent-style-name="Preformatted_20_Text">
      <loext:graphic-properties draw:fill="none"/>
      <style:paragraph-properties fo:margin-left="0cm" fo:margin-right="-0.3cm" fo:margin-top="0cm" fo:margin-bottom="0cm" loext:contextual-spacing="false" fo:text-indent="0cm" style:auto-text-indent="false" fo:background-color="transparent"/>
      <style:text-properties officeooo:rsid="00078838" officeooo:paragraph-rsid="00078838"/>
    </style:style>
    <style:style style:name="P13" style:family="paragraph" style:parent-style-name="Heading_20_1">
      <style:paragraph-properties>
        <style:tab-stops>
          <style:tab-stop style:position="17cm" style:type="right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# Créer un jeu de rôle<text:tab/></text:h>
      <text:h text:style-name="Heading_20_2" text:outline-level="2">## IHM</text:h>
      <text:list xml:id="list521418609761203777" text:style-name="L2">
        <text:list-item>
          <text:p text:style-name="P2">une page d'accueil contenant un titre et un lien vers le formulaire de création d'équipes</text:p>
        </text:list-item>
        <text:list-item>
          <text:p text:style-name="P2">une page création d'équipes</text:p>
        </text:list-item>
        <text:list-item>
          <text:p text:style-name="P2">une page de déroulement du combat</text:p>
        </text:list-item>
      </text:list>
      <text:p text:style-name="P1"/>
      <text:p text:style-name="P1"/>
      <text:h text:style-name="Heading_20_2" text:outline-level="2">## Consignes</text:h>
      <text:list xml:id="list5617955101449020558" text:style-name="L3">
        <text:list-item>
          <text:p text:style-name="P3">*Chaque consigne est associé à un niveau de difficulté classé <text:line-break/> de 1 (facile) à 3 (difficile)*</text:p>
        </text:list-item>
      </text:list>
      <text:p text:style-name="P1"/>
      <text:h text:style-name="Heading_20_3" text:outline-level="3">### Création des équipes ###</text:h>
      <text:list xml:id="list1430343524355024415" text:style-name="L1">
        <text:list-item>
          <text:p text:style-name="P6">Chaque équipe contient un personnage <text:tab/>**niveau 1**</text:p>
        </text:list-item>
        <text:list-item>
          <text:p text:style-name="P6">Chaque équipe contient trois personnages <text:tab/>**niveau 3**</text:p>
        </text:list-item>
        <text:list-item>
          <text:p text:style-name="P6">Chaque personnage doit avoir un nom et un rôle associé (cf rôles)<text:line-break/> <text:tab/>**niveau 1**</text:p>
        </text:list-item>
        <text:list-item>
          <text:p text:style-name="P6">Les rôles des personnages sont expliqués dans l'écran <text:tab/>**niveau 3**</text:p>
        </text:list-item>
      </text:list>
      <text:p text:style-name="P1"/>
      <text:h text:style-name="Heading_20_3" text:outline-level="3">### Affichage du déroulement du combat ###</text:h>
      <text:list xml:id="list596714537047133747" text:style-name="L4">
        <text:list-item>
          <text:p text:style-name="P10">Tous les coups du combat sont affichés dans la zone "Déroulé du combat" dans la troisième page <text:tab/>**niveau 1**</text:p>
        </text:list-item>
        <text:list-item>
          <text:p text:style-name="P10">Chaque coup est représenté sous forme d'accordéon où : le numéro du coup et l'action font parties du titre, les points du coup porté sont affichés dans le contenu <text:tab/>**niveau 2**</text:p>
        </text:list-item>
        <text:list-item>
          <text:p text:style-name="P10">L'état des personnages est représenté dans la partie contenu de chaque coup <text:tab/>**niveau 3**</text:p>
        </text:list-item>
      </text:list>
      <text:p text:style-name="P1"><text:s/></text:p>
      <text:h text:style-name="Heading_20_3" text:outline-level="3">### Déroulement du combat ###</text:h>
      <text:list xml:id="list3700349049039064133" text:style-name="L5">
        <text:list-item>
          <text:p text:style-name="P7">Le combat se déroulent au coup par coup, en commencant par le premier personnage des héros. (le héros 1 attaque le monstre 1) <text:tab/>**niveau 1**</text:p>
        </text:list-item>
        <text:list-item>
          <text:p text:style-name="P7">Une fois le premier personnage vaincu, le jeu passe automatiquement au personnage suivant (cf exemple de combat) <text:tab/>**niveau 1**</text:p>
        </text:list-item>
        <text:list-item>
          <text:p text:style-name="P7">Le coup porté par l'attaquant est un nombre aléatoire compris entre les deux extrémités de sa force <text:tab/>**niveau 1**</text:p>
        </text:list-item>
        <text:list-item>
          <text:p text:style-name="P7">Si un personnage attaque sa spécialité (cf rôles), ses coups sont multipliés par 1.5 <text:tab/>**niveau 2**</text:p>
        </text:list-item>
        <text:list-item>
          <text:p text:style-name="P7">Si un personnage tue un autre personnage, son niveau augmente. Chaque niveau augmente la force de 50 <text:tab/>**niveau 2**</text:p>
        </text:list-item>
        <text:list-item>
          <text:p text:style-name="P7">Le jeu est gagné lorsqu'il ne reste plus que des héros <text:tab/>**niveau 1**</text:p>
        </text:list-item>
        <text:list-item>
          <text:p text:style-name="P7">Le jeu est perdu lorsqu'il ne reste plus que des monstres <text:tab/>**niveau 1*</text:p>
        </text:list-item>
      </text:list>
      <text:p text:style-name="P1"/>
      <text:h text:style-name="Heading_20_3" text:outline-level="3">### Compétences spéciales ###</text:h>
      <text:list xml:id="list3293498019551372174" text:style-name="L6">
        <text:list-item>
          <text:p text:style-name="P8">Si il y a deux gobelins dans l'équipe des monstres, leur force est multiplié par 2 <text:tab/>**niveau 3**</text:p>
        </text:list-item>
        <text:list-item>
          <text:p text:style-name="P8">Si il reste moins de 100 points de vie au magicien, sa force s'éttend à 300 <text:tab/>**niveau 3**</text:p>
        </text:list-item>
        <text:list-item>
          <text:p text:style-name="P8">Si Sauron se trouve face à 3 héros, ses coups sont multipliés par 1.5 <text:tab/>**niveau 2**</text:p>
        </text:list-item>
      </text:list>
      <text:p text:style-name="P1"/>
      <text:p text:style-name="P1"/>
      <text:h text:style-name="Heading_20_2" text:outline-level="2"><text:soft-page-break/>## Rôles</text:h>
      <text:p text:style-name="P11">| <text:span text:style-name="T1">Type</text:span> <text:s text:c="9"/>| <text:span text:style-name="T1">Côté</text:span> <text:s text:c="9"/>| <text:span text:style-name="T1">Force</text:span> <text:s text:c="8"/>| <text:span text:style-name="T1">Points de vie</text:span> | <text:span text:style-name="T1">Spécialité</text:span> <text:s text:c="3"/>|</text:p>
      <text:p text:style-name="P12">| ------------- | ------------- | ------------- | ------------- | ------------- |</text:p>
      <text:p text:style-name="P12">| Magicien <text:s text:c="5"/>| <text:s/>Héros <text:s text:c="7"/>| 100 - 200 <text:s text:c="4"/>| 400 <text:s text:c="10"/>| Mage noir <text:s text:c="4"/>|</text:p>
      <text:p text:style-name="P12">| Elfe <text:s text:c="9"/>| <text:s/>Héros <text:s text:c="7"/>| 0 - 300 <text:s text:c="6"/>| 500 <text:s text:c="10"/>| Orque <text:s text:c="8"/>|</text:p>
      <text:p text:style-name="P12">| Nain <text:s text:c="9"/>| <text:s/>Héros <text:s text:c="7"/>| 100 - 150 <text:s text:c="4"/>| 450 <text:s text:c="10"/>| Gobelin <text:s text:c="6"/>|</text:p>
      <text:p text:style-name="P12">| Guerrier <text:s text:c="5"/>| <text:s/>Héros <text:s text:c="7"/>| 150 - 200 <text:s text:c="4"/>| 350 <text:s text:c="10"/>| Ombre noir <text:s text:c="3"/>|</text:p>
      <text:p text:style-name="P12">| Mage noir <text:s text:c="4"/>| <text:s/>Monstre <text:s text:c="5"/>| 100 - 200 <text:s text:c="4"/>| 400 <text:s text:c="10"/>| Magicien <text:s text:c="5"/>|</text:p>
      <text:p text:style-name="P12">| Orque <text:s text:c="8"/>| <text:s/>Monstre <text:s text:c="5"/>| 200 - 200 <text:s text:c="4"/>| 400 <text:s text:c="10"/>| Nain <text:s text:c="9"/>|</text:p>
      <text:p text:style-name="P12">| Gobelin <text:s text:c="6"/>| <text:s/>Monstre <text:s text:c="5"/>| 50 - 200 <text:s text:c="5"/>| 250 <text:s text:c="10"/>| Guerier <text:s text:c="6"/>|</text:p>
      <text:p text:style-name="P12">| Ombre noir <text:s text:c="3"/>| <text:s/>Monstre <text:s text:c="5"/>| 150 - 250 <text:s text:c="4"/>| 350 <text:s text:c="10"/>| Elfe <text:s text:c="9"/>|</text:p>
      <text:p text:style-name="P12">| Sauron <text:s text:c="7"/>| <text:s/>Monstre <text:s text:c="5"/>| 200 - 400 <text:s text:c="4"/>| 1000 <text:s text:c="9"/>| <text:s text:c="14"/>|</text:p>
      <text:p text:style-name="P1"/>
      <text:p text:style-name="P1"/>
      <text:h text:style-name="Heading_20_2" text:outline-level="2">## Exemple de combat</text:h>
      <text:list xml:id="list6928062171054902365" text:style-name="L7">
        <text:list-item>
          <text:p text:style-name="P4">Le héro 1 attaque le monstre 1</text:p>
        </text:list-item>
        <text:list-item>
          <text:p text:style-name="P4">le monstre 1 attaque le héro 1, le monstre 1 tue le héro 1</text:p>
        </text:list-item>
        <text:list-item>
          <text:p text:style-name="P4">le héro 2 attaque le monstre 1, le héro 2 tue le monstre 1</text:p>
        </text:list-item>
        <text:list-item>
          <text:p text:style-name="P4">le monstre 2 attaque le héros 2</text:p>
        </text:list-item>
        <text:list-item>
          <text:p text:style-name="P4">le héro 2 attaque le monstre 2, le héro 2 tue le monstre 2</text:p>
        </text:list-item>
        <text:list-item>
          <text:p text:style-name="P4">le monstre 3 attaque le héro 2, le monstre 3 tue le héro 2</text:p>
        </text:list-item>
        <text:list-item>
          <text:p text:style-name="P4">le héro 3 attaque le monstre 3, le héro 3 tue le monstre 3, la partie est gagnée</text:p>
        </text:list-item>
      </text:list>
      <text:p text:style-name="P1"/>
      <text:p text:style-name="P1"/>
      <text:h text:style-name="Heading_20_2" text:outline-level="2">## Compétences</text:h>
      <text:list xml:id="list1677195310152748712" text:style-name="L8">
        <text:list-item>
          <text:p text:style-name="P9">Maquetter une appplication <text:tab/>(niveau 3)</text:p>
        </text:list-item>
        <text:list-item>
          <text:p text:style-name="P9">Développer une interface utilisateur <text:tab/>(niveau 2)</text:p>
        </text:list-item>
        <text:list-item>
          <text:p text:style-name="P9">Développer une page web en lien avec une base de donnée <text:tab/>(niveau 1)</text:p>
        </text:list-item>
        <text:list-item>
          <text:p text:style-name="P9">Développer une application simple de mobilité numérique <text:tab/>(niveau 1)</text:p>
        </text:list-item>
        <text:list-item>
          <text:p text:style-name="P9">Utiliser l'anglais dans son activité professionnelle en informatique <text:tab/>(niveau 1)</text:p>
        </text:list-item>
      </text:list>
      <text:p text:style-name="P1"/>
      <text:p text:style-name="P1"/>
      <text:h text:style-name="Heading_20_2" text:outline-level="2">## Tips</text:h>
      <text:list xml:id="list3310061681264135188" text:style-name="L9">
        <text:list-item>
          <text:p text:style-name="P5">POO first (penser à l'héritage)</text:p>
        </text:list-item>
        <text:list-item>
          <text:p text:style-name="P5">L'architecture de l'application est primordiale, commencer par la définir</text:p>
        </text:list-item>
        <text:list-item>
          <text:p text:style-name="P5">Penser mobil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0:23:14.615634542</dc:date>
    <meta:editing-duration>PT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687" meta:character-count="3818" meta:non-whitespace-character-count="2859"/>
  </office:meta>
</office:document-meta>
</file>